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再び先行部隊が安全確認を行っ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帰還するまで、しばらくお待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地下道ならば、来るときに魔物を
排除したのじゃ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確認などせず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はいきませぬ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近頃の魔物の活動は異常です。　最初に
　ここへ来た時も、我々の想定を超える活動を
　見せてい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頼む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加減、我慢の限界じゃ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しないと・・・も、漏れてしま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-30分経過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ううぅ・・・急いでくれ・・・急いでく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トイレ・・・トイレ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騎士団長殿、ただいま戻りまし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行部隊
「数体の魔物と遭遇し、排除しました！　今なら
　安全に通行でき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、ご苦労。」</text:p>
          </table:table-cell>
          <table:table-cell table:style-name="ce0" office:value-type="string">
            <text:p>127#338</text:p>
          </table:table-cell>
          <table:table-cell table:style-name="ce0"/>
          <table:table-cell table:style-name="ce0" office:value-type="string">
            <text:p>Knight Commander Gaora
“Mm, good work.”</text:p>
          </table:table-cell>
          <table:table-cell table:number-columns-repeated="1020"/>
        </table:table-row>
        <table:table-row>
          <table:table-cell table:style-name="ce0" office:value-type="string">
            <text:p>よ、よし！　よくやった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早く進むとしよう・・・！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その前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じゃ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さか・・・また退魔水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。　ちょうど最後の1杯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ヤじゃ！　その水は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しくないのじ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味はほとんど普通の水と同じ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好き嫌いを言っている場合ではありませぬ。
　城を出る時、姫の安全が最優先である旨の
　約束をしたのをお忘れ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うぅ・・・っ　む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！　ごく！　ごく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！　さ、さあ早くゆく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はや一刻の猶予も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頼む、もってくれ・・・ワラワの膀胱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